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P8">
      <style:paragraph-properties fo:text-align="center" style:justify-single-word="false"/>
    </style:style>
    <style:style style:name="P17" style:family="paragraph" style:parent-style-name="P9">
      <style:paragraph-properties fo:text-align="center" style:justify-single-word="false"/>
    </style:style>
    <style:style style:name="P18" style:family="paragraph" style:parent-style-name="P10">
      <style:paragraph-properties fo:text-align="center" style:justify-single-word="false"/>
    </style:style>
    <style:style style:name="P19" style:family="paragraph" style:parent-style-name="P11">
      <style:paragraph-properties fo:text-align="center" style:justify-single-word="false"/>
    </style:style>
    <style:style style:name="P20" style:family="paragraph" style:parent-style-name="P12">
      <style:paragraph-properties fo:text-align="center" style:justify-single-word="false"/>
    </style:style>
    <style:style style:name="P21" style:family="paragraph" style:parent-style-name="P13">
      <style:paragraph-properties fo:text-align="center" style:justify-single-word="false"/>
    </style:style>
    <style:style style:name="P22" style:family="paragraph" style:parent-style-name="P14">
      <style:paragraph-properties fo:text-align="center" style:justify-single-word="false"/>
    </style:style>
    <style:style style:name="P23" style:family="paragraph" style:parent-style-name="P15">
      <style:paragraph-properties fo:text-align="center" style:justify-single-word="false"/>
    </style:style>
    <style:style style:name="P24" style:family="paragraph" style:parent-style-name="P12">
      <style:paragraph-properties fo:text-align="center" style:justify-single-word="false"/>
    </style:style>
    <style:style style:name="P25" style:family="paragraph" style:parent-style-name="P13">
      <style:paragraph-properties fo:text-align="center" style:justify-single-word="false"/>
    </style:style>
    <style:style style:name="P26" style:family="paragraph" style:parent-style-name="P14">
      <style:paragraph-properties fo:text-align="center" style:justify-single-word="false"/>
    </style:style>
    <style:style style:name="P27" style:family="paragraph" style:parent-style-name="P15">
      <style:paragraph-properties fo:text-align="center" style:justify-single-word="false"/>
    </style:style>
    <style:style style:name="P28" style:family="paragraph" style:parent-style-name="P12">
      <style:paragraph-properties fo:text-align="center" style:justify-single-word="false"/>
    </style:style>
    <style:style style:name="P29" style:family="paragraph" style:parent-style-name="P13">
      <style:paragraph-properties fo:text-align="center" style:justify-single-word="false"/>
    </style:style>
    <style:style style:name="P30" style:family="paragraph" style:parent-style-name="P14">
      <style:paragraph-properties fo:text-align="center" style:justify-single-word="false"/>
    </style:style>
    <style:style style:name="P31" style:family="paragraph" style:parent-style-name="P15">
      <style:paragraph-properties fo:text-align="center" style:justify-single-word="false"/>
    </style:style>
    <style:style style:name="P32" style:family="paragraph" style:parent-style-name="P12">
      <style:paragraph-properties fo:text-align="center" style:justify-single-word="false"/>
    </style:style>
    <style:style style:name="P33" style:family="paragraph" style:parent-style-name="P13">
      <style:paragraph-properties fo:text-align="center" style:justify-single-word="false"/>
    </style:style>
    <style:style style:name="P34" style:family="paragraph" style:parent-style-name="P14">
      <style:paragraph-properties fo:text-align="center" style:justify-single-word="false"/>
    </style:style>
    <style:style style:name="P35" style:family="paragraph" style:parent-style-name="P15">
      <style:paragraph-properties fo:text-align="center" style:justify-single-word="false"/>
    </style:style>
    <style:style style:name="P36" style:family="paragraph" style:parent-style-name="P12">
      <style:paragraph-properties fo:text-align="center" style:justify-single-word="false"/>
    </style:style>
    <style:style style:name="P37" style:family="paragraph" style:parent-style-name="P13">
      <style:paragraph-properties fo:text-align="center" style:justify-single-word="false"/>
    </style:style>
    <style:style style:name="P38" style:family="paragraph" style:parent-style-name="P14">
      <style:paragraph-properties fo:text-align="center" style:justify-single-word="false"/>
    </style:style>
    <style:style style:name="P39" style:family="paragraph" style:parent-style-name="P15">
      <style:paragraph-properties fo:text-align="center" style:justify-single-word="false"/>
    </style:style>
    <style:style style:name="P40" style:family="paragraph" style:parent-style-name="P12">
      <style:paragraph-properties fo:text-align="center" style:justify-single-word="false"/>
    </style:style>
    <style:style style:name="P41" style:family="paragraph" style:parent-style-name="P13">
      <style:paragraph-properties fo:text-align="center" style:justify-single-word="false"/>
    </style:style>
    <style:style style:name="P42" style:family="paragraph" style:parent-style-name="P14">
      <style:paragraph-properties fo:text-align="center" style:justify-single-word="false"/>
    </style:style>
    <style:style style:name="P43" style:family="paragraph" style:parent-style-name="P15">
      <style:paragraph-properties fo:text-align="center" style:justify-single-word="false"/>
    </style:style>
    <style:style style:name="P44" style:family="paragraph" style:parent-style-name="Text_20_body" style:list-style-name="L8">
      <style:paragraph-properties fo:margin-top="0in" fo:margin-bottom="0in"/>
    </style:style>
    <style:style style:name="P45" style:family="paragraph" style:parent-style-name="Text_20_body" style:list-style-name="L9">
      <style:paragraph-properties fo:margin-top="0in" fo:margin-bottom="0in"/>
    </style:style>
    <style:style style:name="P46" style:family="paragraph" style:parent-style-name="Text_20_body" style:list-style-name="L10">
      <style:paragraph-properties fo:margin-top="0in" fo:margin-bottom="0in"/>
    </style:style>
    <style:style style:name="P47" style:family="paragraph" style:parent-style-name="Text_20_body" style:list-style-name="L11">
      <style:paragraph-properties fo:margin-top="0in" fo:margin-bottom="0in"/>
    </style:style>
    <style:style style:name="P48" style:family="paragraph" style:parent-style-name="Text_20_body" style:list-style-name="L1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Ricerca nello Spazio degli Stati</text:p>
      <text:p text:style-name="Text_20_body">Molti problemi in IA richiedono ricerca in uno spazio di configurazioni, chiamati stati, che possono essere anche molto grandi e l'agente deve navigare in questo spazio alla ricerca della o delle soluzioni. Occorre avere delle <text:span text:style-name="T1">search strategies</text:span> per fare questa navigazione.<text:line-break/>Torniamo a parlare del Problema Robot Aspirapolvere si potrebbero avere configurazioni differenti fra tipo di ambiente ma il focus ora lo mettiamo sul fully observable e su determinismo; costruiamo il grafo per il problema a stato singolo.<text:line-break/><text:span text:style-name="T2">Schermata 2023-10-03 alle 15.10.37.png</text:span><text:line-break/>Il problema lo risolvo navigando il grafo con gli algoritmi di ricerca del cammino nei grafi come ad esempio quello di Dijkstra. Non sempre è possibile perché in problema seri è facile arrivare a milioni di nodi o addirittura infiniti, quindi ripetiamo l'utilità di avere delle strategies.<text:line-break/>Se ad esempio manca l'informazione di dove ci si trova devo analizzare ogni possibilità non sapendo dove sono alla partenza, ecco il grafo<text:line-break/><text:span text:style-name="T2">Schermata 2023-10-03 alle 15.15.51.png</text:span></text:p>
      <text:h text:style-name="Heading_20_1" text:outline-level="1"><text:bookmark-start text:name="formulazione-del-problema"/>Formulazione del problema<text:bookmark-end text:name="formulazione-del-problema"/></text:h>
      <text:list text:style-name="L1">
        <text:list-item>
          <text:p text:style-name="P1">stato iniziale es, “robot in A, A sporca, B sporca"</text:p>
        </text:list-item>
        <text:list-item>
          <text:p text:style-name="P1">azioni  o operatori ( per single-state problem)</text:p>
        </text:list-item>
        <text:list-item>
          <text:p text:style-name="P1">goal test,  può essere</text:p>
          <text:list>
            <text:list-item>
              <text:p text:style-name="P1">esplicito, es., lo stato finale e’ <text:span text:style-name="T2">Sg</text:span></text:p>
            </text:list-item>
            <text:list-item>
              <text:p text:style-name="P1">implicito, es., lo stato finale deve soddisfare la condizione C (es scacco matto negli scacchi)</text:p>
            </text:list-item>
          </text:list>
        </text:list-item>
        <text:list-item>
          <text:p text:style-name="P1">costo operatori (additivo).<text:line-break/>1. c(x,a,y) detto step cost, assunto  ≥ 0 (costo per andare da stato x a stato y usando operatore-azione a)<text:line-break/>Una soluzione e’ una sequenza di azioni (operatori) che porta dallo stato iniziale ad uno stato goal. Bisogna misurare il <text:span text:style-name="T1">costo della soluzione</text:span> che è la somma dei costi degli operatori componenti e grazie a questo possiamo definire la <text:span text:style-name="T1">soluzione ottimale</text:span> ossia la soluzione avente il costo minimo tra tutte le soluzioni possibili.</text:p>
        </text:list-item>
      </text:list>
      <text:p text:style-name="First_20_paragraph">Guardando l'immagine a stati singoli, ecco un esempio:</text:p>
      <text:list text:style-name="L2">
        <text:list-item>
          <text:p text:style-name="P2">stati: Presenza sporco e  posizione robot  </text:p>
        </text:list-item>
        <text:list-item>
          <text:p text:style-name="P2">azioni: Left, Right, Suck</text:p>
        </text:list-item>
        <text:list-item>
          <text:p text:style-name="P2">goal test: Sporco assente in tutte le stanze</text:p>
        </text:list-item>
        <text:list-item>
          <text:p text:style-name="P2">costo operatori: 1 per action</text:p>
        </text:list-item>
      </text:list>
      <text:p text:style-name="First_20_paragraph">Atro esempio con il gioco 8-Puzzle<text:line-break/><text:span text:style-name="T2">8-Puzzle.png</text:span></text:p>
      <text:list text:style-name="L3">
        <text:list-item>
          <text:p text:style-name="P3">stati: posizioni delle pedine</text:p>
        </text:list-item>
        <text:list-item>
          <text:p text:style-name="P3">azioni: muovere il buco Left, Right, Up and Down</text:p>
        </text:list-item>
        <text:list-item>
          <text:p text:style-name="P3">goal test: è rappresentato dal goal in immagine</text:p>
        </text:list-item>
        <text:list-item>
          <text:p text:style-name="P3">costo operatori: 1 per mossa<text:line-break/>Curiosità: la soluzione ottimale è NP-Hard e in IA è normale che tutti lo siano, altrimenti perché ci sarebbe bisogno di intelligenza?</text:p>
        </text:list-item>
      </text:list>
      <text:p text:style-name="First_20_paragraph"><text:span text:style-name="T2">Pasted image 20231004110340.png</text:span><text:line-break/>Un nodo è caratterizzato da un genitore, da un livello di profondità, da figli e da una funzione di costo. La funzione di espansione crea tutti i nodi possibili che si possono generare partendo da quel dato nodo.</text:p>
      <text:h text:style-name="Heading_20_1" text:outline-level="1"><text:bookmark-start text:name="search-strategies"/>Search strategies<text:bookmark-end text:name="search-strategies"/></text:h>
      <text:p text:style-name="First_20_paragraph">Come caratteristica peculiare hanno il fatto che tengono conto dell'ordine di espansione dei nodi, in generale devono valere questi punti:</text:p>
      <text:list text:style-name="L4">
        <text:list-item>
          <text:p text:style-name="P4">Completezza → se c'è una soluzione lei la trova</text:p>
        </text:list-item>
        <text:list-item>
          <text:p text:style-name="P4">Complessità temporale → numero di nodi generati/espansi</text:p>
        </text:list-item>
        <text:list-item>
          <text:p text:style-name="P4">Complessità spaziale → numero di nodi massimo in memoria</text:p>
        </text:list-item>
        <text:list-item>
          <text:p text:style-name="P4">Ottimalità → trova una soluzione a costo minimo</text:p>
        </text:list-item>
      </text:list>
      <text:p text:style-name="First_20_paragraph">Per misurare la complessità usiamo tre entità:</text:p>
      <text:list text:style-name="L5">
        <text:list-item>
          <text:p text:style-name="P5"><text:span text:style-name="T1">b</text:span> → massimo branching factor dell'albero di ricerca</text:p>
        </text:list-item>
        <text:list-item>
          <text:p text:style-name="P5"><text:span text:style-name="T1">d</text:span> → depth della soluzione a costo minimo</text:p>
        </text:list-item>
        <text:list-item>
          <text:p text:style-name="P5"><text:span text:style-name="T1">m</text:span> → massima profondità dello spazio degli stati</text:p>
        </text:list-item>
      </text:list>
      <text:h text:style-name="Heading_20_2" text:outline-level="2"><text:bookmark-start text:name="ricerche-cieche-o-non-informate"/>Ricerche Cieche o Non Informate<text:bookmark-end text:name="ricerche-cieche-o-non-informate"/></text:h>
      <text:p text:style-name="First_20_paragraph">Queste usano solo il parametro <text:span text:style-name="T2">b</text:span> e partiamo subito con la prima</text:p>
      <text:h text:style-name="Heading_20_3" text:outline-level="3"><text:bookmark-start text:name="breath-first-search"/>Breath-first Search<text:bookmark-end text:name="breath-first-search"/></text:h>
      <text:p text:style-name="First_20_paragraph">Espandere il nodo meno profondo (shallowest node), ossia implementare una <text:span text:style-name="T1">FIFO queue</text:span>.<text:line-break/>L'insieme di nodi espandibili viene chiamata frontiera e sono le foglie dell'albero che possono essere espanse, vien da se che questo approccio ha la frontiera che varia ad ogni passaggio.<text:line-break/>Il termine dell'algoritmo avviene quando il nodo goal è stato selezionato.<text:line-break/><text:span text:style-name="T1">Caratteristiche</text:span>:</text:p>
      <text:list text:style-name="L6">
        <text:list-item>
          <text:p text:style-name="P6">Completezza → è completa</text:p>
        </text:list-item>
        <text:list-item>
          <text:p text:style-name="P6">Complessità temporale → </text:p>
        </text:list-item>
        <text:list-item>
          <text:p text:style-name="P6">Complessità spaziale → Tiene tutti i nodi in memoria</text:p>
        </text:list-item>
        <text:list-item>
          <text:p text:style-name="P6">Ottimalità → è ottimale solo se il costo è uguale per tutti, altrimenti in generale non lo è.<text:line-break/>Commento sullo spazio: ipotizzando un rate di un nodo al secondo da 10MB si ha dopo 24 ore circa 860GB</text:p>
        </text:list-item>
      </text:list>
      <text:p text:style-name="First_20_paragraph">Assunzioni per un esempio:</text:p>
      <text:list text:style-name="L7">
        <text:list-item>
          <text:p text:style-name="P7">branching factor=10</text:p>
        </text:list-item>
        <text:list-item>
          <text:p text:style-name="P7">1000 nodi/sec</text:p>
        </text:list-item>
        <text:list-item>
          <text:p text:style-name="P7">100 bytes/nodo</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6">Profondità</text:p>
            </table:table-cell>
            <table:table-cell table:style-name="TableHeaderRowCell" office:value-type="string">
              <text:p text:style-name="P17"> # nodi</text:p>
            </table:table-cell>
            <table:table-cell table:style-name="TableHeaderRowCell" office:value-type="string">
              <text:p text:style-name="P18"> Tempo</text:p>
            </table:table-cell>
            <table:table-cell table:style-name="TableHeaderRowCell" office:value-type="string">
              <text:p text:style-name="P19"> Memoria</text:p>
            </table:table-cell>
          </table:table-row>
        </table:table-header-rows>
        <table:table-row>
          <table:table-cell table:style-name="TableRowCell" office:value-type="string">
            <text:p text:style-name="P20">0</text:p>
          </table:table-cell>
          <table:table-cell table:style-name="TableRowCell" office:value-type="string">
            <text:p text:style-name="P21">  1</text:p>
          </table:table-cell>
          <table:table-cell table:style-name="TableRowCell" office:value-type="string">
            <text:p text:style-name="P22">    1 msec</text:p>
          </table:table-cell>
          <table:table-cell table:style-name="TableRowCell" office:value-type="string">
            <text:p text:style-name="P23">  100 bytes</text:p>
          </table:table-cell>
        </table:table-row>
        <table:table-row>
          <table:table-cell table:style-name="TableRowCell" office:value-type="string">
            <text:p text:style-name="P24">2</text:p>
          </table:table-cell>
          <table:table-cell table:style-name="TableRowCell" office:value-type="string">
            <text:p text:style-name="P25">111</text:p>
          </table:table-cell>
          <table:table-cell table:style-name="TableRowCell" office:value-type="string">
            <text:p text:style-name="P26">0.1 sec</text:p>
          </table:table-cell>
          <table:table-cell table:style-name="TableRowCell" office:value-type="string">
            <text:p text:style-name="P27">11 kbytes</text:p>
          </table:table-cell>
        </table:table-row>
        <table:table-row>
          <table:table-cell table:style-name="TableRowCell" office:value-type="string">
            <text:p text:style-name="P28">4</text:p>
          </table:table-cell>
          <table:table-cell table:style-name="TableRowCell" office:value-type="string">
            <text:p text:style-name="P29">11.111</text:p>
          </table:table-cell>
          <table:table-cell table:style-name="TableRowCell" office:value-type="string">
            <text:p text:style-name="P30">11 sec</text:p>
          </table:table-cell>
          <table:table-cell table:style-name="TableRowCell" office:value-type="string">
            <text:p text:style-name="P31">1 Mbyte</text:p>
          </table:table-cell>
        </table:table-row>
        <table:table-row>
          <table:table-cell table:style-name="TableRowCell" office:value-type="string">
            <text:p text:style-name="P32">6</text:p>
          </table:table-cell>
          <table:table-cell table:style-name="TableRowCell" office:value-type="string">
            <text:p text:style-name="P33">106</text:p>
          </table:table-cell>
          <table:table-cell table:style-name="TableRowCell" office:value-type="string">
            <text:p text:style-name="P34">18 min</text:p>
          </table:table-cell>
          <table:table-cell table:style-name="TableRowCell" office:value-type="string">
            <text:p text:style-name="P35">111 Mbytes</text:p>
          </table:table-cell>
        </table:table-row>
        <table:table-row>
          <table:table-cell table:style-name="TableRowCell" office:value-type="string">
            <text:p text:style-name="P36">12</text:p>
          </table:table-cell>
          <table:table-cell table:style-name="TableRowCell" office:value-type="string">
            <text:p text:style-name="P37">1012</text:p>
          </table:table-cell>
          <table:table-cell table:style-name="TableRowCell" office:value-type="string">
            <text:p text:style-name="P38">35 y</text:p>
          </table:table-cell>
          <table:table-cell table:style-name="TableRowCell" office:value-type="string">
            <text:p text:style-name="P39">111 Tbytes</text:p>
          </table:table-cell>
        </table:table-row>
        <table:table-row>
          <table:table-cell table:style-name="TableRowCell" office:value-type="string">
            <text:p text:style-name="P40">14</text:p>
          </table:table-cell>
          <table:table-cell table:style-name="TableRowCell" office:value-type="string">
            <text:p text:style-name="P41">1014</text:p>
          </table:table-cell>
          <table:table-cell table:style-name="TableRowCell" office:value-type="string">
            <text:p text:style-name="P42">3500 y</text:p>
          </table:table-cell>
          <table:table-cell table:style-name="TableRowCell" office:value-type="string">
            <text:p text:style-name="P43">11.111 Tbytes</text:p>
          </table:table-cell>
        </table:table-row>
      </table:table>
      <text:h text:style-name="Heading_20_3" text:outline-level="3"><text:bookmark-start text:name="depth-first-search"/>Depth-first Search<text:bookmark-end text:name="depth-first-search"/></text:h>
      <text:p text:style-name="First_20_paragraph">Si tratta di espandere il nodo più profondo ma attenzione che potrebbe essere infinito, si costruisce l'albero con <text:span text:style-name="T1">LIFO queue (stack)</text:span>. La strategia di <text:span text:style-name="T2">back tracking</text:span> è quella che chiude le strade che non vanno bene e torna indietro fino al primo nodo che aveva ancora percorsi non visitati.<text:line-break/><text:span text:style-name="T1">Caratteristiche</text:span>:</text:p>
      <text:list text:style-name="L8">
        <text:list-item>
          <text:p text:style-name="P44">Completezza → <text:span text:style-name="T1">NO!</text:span> Fallisce negli spazi infiniti e potrebbe incappare in loop.</text:p>
          <text:list>
            <text:list-item>
              <text:p text:style-name="P44">Però, se lo spazio è finito e ho delle accortezze per i loop allora è completa.</text:p>
            </text:list-item>
          </text:list>
        </text:list-item>
        <text:list-item>
          <text:p text:style-name="P44">Complessità temporale → </text:p>
        </text:list-item>
        <text:list-item>
          <text:p text:style-name="P44">Complessità spaziale → Tiene tutti i nodi in memoria</text:p>
        </text:list-item>
        <text:list-item>
          <text:p text:style-name="P44">Ottimalità → <text:span text:style-name="T1">NO!</text:span></text:p>
        </text:list-item>
      </text:list>
      <text:h text:style-name="Heading_20_3" text:outline-level="3"><text:bookmark-start text:name="iterative-deepening-search"/>Iterative Deepening Search<text:bookmark-end text:name="iterative-deepening-search"/></text:h>
      <text:p text:style-name="First_20_paragraph">Risulta un <text:span text:style-name="T2">depth-first search</text:span> ma ha un cut-off che impedisce di andare troppo in profondità, indicato dalla lettera <text:span text:style-name="T2">l (elle)</text:span>, con l'ovvio problema che se questo limite è fisso potrebbe escludere la soluzione. Se non trovo la soluzione posso fare <text:span text:style-name="T2">l + 1</text:span> e rifare la ricerca i profondità.<text:line-break/>Andando a livelli trovo la soluzione e trovo pure quella ottimale! D'altronde vado a livelli.<text:line-break/><text:span text:style-name="T1">Caratteristiche</text:span>:</text:p>
      <text:list text:style-name="L9">
        <text:list-item>
          <text:p text:style-name="P45">Completezza → <text:span text:style-name="T1">NO!</text:span> Fallisce negli spazi infiniti e potrebbe incappare in loop.</text:p>
          <text:list>
            <text:list-item>
              <text:p text:style-name="P45">Però, se lo spazio è finito e ho delle accortezze per i loop allora è completa.</text:p>
            </text:list-item>
          </text:list>
        </text:list-item>
        <text:list-item>
          <text:p text:style-name="P45">Complessità temporale → </text:p>
          <text:list>
            <text:list-item>
              <text:p text:style-name="P45"/>
            </text:list-item>
          </text:list>
        </text:list-item>
        <text:list-item>
          <text:p text:style-name="P45">Complessità spaziale → Tiene tutti i nodi in memoria</text:p>
        </text:list-item>
        <text:list-item>
          <text:p text:style-name="P45">Ottimalità → <text:span text:style-name="T1">SI!</text:span> se il costo è 1</text:p>
        </text:list-item>
      </text:list>
      <text:h text:style-name="Heading_20_2" text:outline-level="2"><text:bookmark-start text:name="ricerche-euristiche-o-informate-best-first-search"/>Ricerche Euristiche o Informate (Best First Search)<text:bookmark-end text:name="ricerche-euristiche-o-informate-best-first-search"/></text:h>
      <text:p text:style-name="First_20_paragraph">Si associa ad ogni nodo una valutazione di costo e si espande il nodo che costa meno.<text:line-break/></text:p>
      <text:h text:style-name="Heading_20_3" text:outline-level="3"><text:bookmark-start text:name="strategia-costo-uniforme"/>Strategia Costo Uniforme<text:bookmark-end text:name="strategia-costo-uniforme"/></text:h>
      <text:p text:style-name="First_20_paragraph">La valutazione di un nodo corrisponde al costo corrispondente al cammino dal nodo iniziale al nodo stesso.<text:line-break/><text:span text:style-name="T1">Esempio Romania</text:span>: qui sotto la mappa che collega alcune città rumene (ognuna ha una lettera iniziale differente) che può essere vista come un grafo ad archi pesati.<text:line-break/><text:span text:style-name="T2">Pasted image 20231004134852.png</text:span><text:line-break/><text:span text:style-name="T2">Richiamo: lo stato qui è la configurazione del nodo raggiunto e del cammino percorso per arrivarci.</text:span></text:p>
      <text:p text:style-name="Text_20_body">Navigando l'albero si scopre che somiglia ad una navigazione in ampiezza. I costi sono tutti positivi e più avanzo più aggiungo costo. Questo significa che andare in profondità tenderebbe ad aumentare la funzione <text:span text:style-name="T2">g</text:span> che non è ciò che voglio siccome vorrei trovare soluzioni con costo minimo.<text:line-break/><text:span text:style-name="T2">Pasted image 20231004135824.png</text:span></text:p>
      <text:p text:style-name="Text_20_body">Navigazione della mappa</text:p>
      <text:p text:style-name="Text_20_body">**Caratteristiche** ![[Pasted image 20231004140612.png]]</text:p>
      <text:h text:style-name="Heading_20_3" text:outline-level="3"><text:bookmark-start text:name="funzione-euristica"/>Funzione Euristica<text:bookmark-end text:name="funzione-euristica"/></text:h>
      <text:p text:style-name="First_20_paragraph">Funzione che ci permetta di capire quanto devo ancora spendere per arrivare alla soluzione (possibilmente ottimale). Questa genererà una stima che spesso è una sottostima.</text:p>
      <text:p text:style-name="Text_20_body"><text:span text:style-name="T1">Dove</text:span>: è</text:p>
      <text:p text:style-name="Text_20_body">Torniamo a parlare del problema 8-Puzzle e proviamo a creare una euristica per avere una sottostima:<text:line-break/><text:span text:style-name="T2">Pasted image 20231004141254.png</text:span></text:p>
      <text:list text:style-name="L10">
        <text:list-item>
          <text:p text:style-name="P46"> → Potrei muoverne una per volta senza avere movimenti delle tessere ma semplicemente spostandone una alla volta liberamente. Così ho almeno 7 movimenti da fare avendo rilassato il problema in modo totale.</text:p>
        </text:list-item>
        <text:list-item>
          <text:p text:style-name="P46"> → Potrei rilassare il problema parzialmente decidendo di muovere le tessere in orizzontale o verticale ma anche sopra le altre tessere, fregandocene del foro.<text:line-break/>Questa è la <text:span text:style-name="T3">Distanza di Manhattan</text:span></text:p>
        </text:list-item>
      </text:list>
      <text:p text:style-name="First_20_paragraph">Se due euristiche sono due sottostime e una è maggiore allora dovrò sempre prendere quella perché è la più informata!<text:line-break/>Attenzione che una euristica, come nel caso di potrebbe anche essere completamente sballata rispetto alla realtà.</text:p>
      <text:h text:style-name="Heading_20_3" text:outline-level="3"><text:bookmark-start text:name="strategia-greedy"/>Strategia greedy<text:bookmark-end text:name="strategia-greedy"/></text:h>
      <text:p text:style-name="First_20_paragraph">Insegue sempre il costo minore durante la visita del grafo ma così facendo tende ad essere una visita in ampiezza e si porta con se il non essere ottimale.<text:line-break/><text:span text:style-name="T2">Caratteristiche</text:span>:</text:p>
      <text:list text:style-name="L11">
        <text:list-item>
          <text:p text:style-name="P47">Completezza → <text:span text:style-name="T1">NO!</text:span> Fallisce negli spazi infiniti e potrebbe incappare in loop.</text:p>
        </text:list-item>
        <text:list-item>
          <text:p text:style-name="P47">Complessità temporale → </text:p>
        </text:list-item>
        <text:list-item>
          <text:p text:style-name="P47">Complessità spaziale → </text:p>
        </text:list-item>
        <text:list-item>
          <text:p text:style-name="P47">Ottimalità → <text:span text:style-name="T1">NO!</text:span></text:p>
        </text:list-item>
      </text:list>
      <text:h text:style-name="Heading_20_3" text:outline-level="3"><text:bookmark-start text:name="section"/><text:bookmark-end text:name="section"/></text:h>
      <text:p text:style-name="First_20_paragraph">Evitare di espandere cammini già conosciuti. come costosi.<text:line-break/>Dove:</text:p>
      <text:list text:style-name="L12">
        <text:list-item>
          <text:p text:style-name="P48"/>
        </text:list-item>
        <text:list-item>
          <text:p text:style-name="P48"/>
        </text:list-item>
        <text:list-item>
          <text:p text:style-name="P48"/>
        </text:list-item>
      </text:list>
      <text:p text:style-name="First_20_paragraph"> search usa una euristica ammissibile. Se la mia euristica fosse, per ipotesi la funzione oracolo, io avrei un percorso dritto verso il goal. Mentre se la mia euristica fosse di mettere il costo uniforme avrei una visita in ampiezza. Quindi, nei problemi di ricerca una buona euristica fa la differenza!<text:line-break/>L'idea fondamentale è quella di esplorare prima i percorsi che sembrano promettenti in termini di costo totale stimato. Ciò viene realizzato mantenendo una coda di priorità (spesso implementata come una coda con priorità minima) in cui i nodi vengono estratti in base al valore di . In breve, è un potente algoritmo di ricerca che combina la completezza dell'algoritmo di Dijkstra con l'efficienza dell'euristica informata.</text:p>
      <text:h text:style-name="Heading_20_4" text:outline-level="4"><text:bookmark-start text:name="ottimalità-di"/>Ottimalità di <text:bookmark-end text:name="ottimalità-di"/></text:h>
      <text:p text:style-name="First_20_paragraph"><text:span text:style-name="T2">Pasted image 20231004145426.png</text:span><text:line-break/>ééèéè</text:p>
      <text:h text:style-name="Heading_20_4" text:outline-level="4"><text:bookmark-start text:name="proof-of-lemma-consistency"/>Proof of Lemma: Consistency<text:bookmark-end text:name="proof-of-lemma-consistency"/></text:h>
      <text:p text:style-name="First_20_paragraph">Premessa doverosa, una euristica è consistente se vale la disuguaglianza triangolare.<text:line-break/><text:span text:style-name="T2">Pasted image 20231004150108.png</text:span><text:line-break/><text:span text:style-name="T2">Pasted image 20231004150247.png</text:span><text:line-break/>Una euristica consistente è sempre ammissibile, ma non è vero il contrario.<text:line-break/>Per non perdere informazione deve essere non decrescente e sono sicuro che se l'euristica è consistente allora è sempre non decrescente. Per i casi dove l'euristica è ammissibile ma non è consistente allora serve il trucchetto dell'equazione <text:span text:style-name="T1">PATHMAX</text:span>.<text:line-break/></text:p>
      <text:p text:style-name="Text_20_body"><text:span text:style-name="T2">Pasted image 20231004151102.png</text:span><text:line-break/>Da notare come l'euristica può essere vista come un plug-in che attacco all'algoritmo <text:line-break/>per cambiarne le caratteristiche. Una euristica più informata migliora molto le prestazioni. Per completezza, se una euristica è sempre migliore di un'altra si dice che la prima domina la seconda.</text:p>
      <text:p text:style-name="Text_20_body"><text:span text:style-name="T2">Pasted image 20231004151301.png</text:span></text:p>
      <text:h text:style-name="Heading_20_3" text:outline-level="3"><text:bookmark-start text:name="section-1"/><text:bookmark-end text:name="section-1"/></text:h>
      <text:p text:style-name="First_20_paragraph">Itertive Deepening usa come cut-off la funzione di costo . Ad ogni passo setta il cut-off con la nuova funzione di costo di prendendo il minore per minimizzare o il maggiore per massimizz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8</meta:generator>
    <dc:title>Ricerca nello Spazio degli Stati</dc:title>
    <dc:description/>
    <dc:subject/>
    <meta:keyword/>
    <meta:initial-creator/>
    <dc:creator/>
    <meta:creation-date>2023-10-07T17:19:32Z</meta:creation-date>
    <dc:date>2023-10-07T17:19:32Z</dc:date>
  </office:meta>
</office:document-meta>
</file>